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25-06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25-05-29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25-04-1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25-03-2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24-11-13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24-10-1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24-09-12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24-08-14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24-07-1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24-06-28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24-05-28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24-04-1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24-03-1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23-11-0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23-10-1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23-09-0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23-08-10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23-07-11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9-04-1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9-03-1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8-11-0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8-10-02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8-09-11 0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8-07-30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8-06-0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8-05-0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7-11-10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7-10-06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7-09-0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7-08-10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7-07-2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7-06-08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7-05-2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7-04-05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6-11-0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6-10-06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6-09-0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6-08-0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6-07-2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6-06-0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6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6-04-2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5-11-1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5-10-0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5-09-09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5-08-1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5-07-0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5-06-0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5-05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5-03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4-11-0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4-10-0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4-09-0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4-07-0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4-06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4-04-0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3-10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3-09-0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3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3-07-0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3-06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3-05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3-04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2-11-0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2-10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2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2-08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2-07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2-06-1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6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3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200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199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199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199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199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199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199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199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199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199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199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199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199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199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199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199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199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199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199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199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199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182</text:p>
          </table:table-cell>
          <table:table-cell office:value-type="string" calcext:value-type="string">
            <text:p>QBAA nr Taconite, Sand Lake #2 <text:s/>Deep</text:p>
          </table:table-cell>
          <table:table-cell office:value-type="string" calcext:value-type="string">
            <text:p>199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58" meta:object-count="0"/>
    <meta:user-defined meta:name="AppVersion">3.0</meta:user-defined>
  </office:meta>
</office:document-meta>
</file>